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e6e6e6" fo:padding="0.097cm" fo:border="0.002cm solid #000000">
        <style:background-image/>
      </style:table-cell-properties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Verdana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fo:background-color="transparent" style:font-size-asian="12pt" style:font-weight-asian="bold" style:font-size-complex="12pt" style:font-weight-complex="bold"/>
    </style:style>
    <style:style style:name="fr1" style:family="graphic" style:parent-style-name="Formula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e de Hipóteses</text:p>
      <text:p text:style-name="P2"/>
      <table:table table:name="Tabela1" table:style-name="Tabela1">
        <table:table-column table:style-name="Tabela1.A" table:number-columns-repeated="3"/>
        <table:table-row>
          <table:table-cell table:style-name="Tabela1.A1" table:number-rows-spanned="2" office:value-type="string">
            <text:p text:style-name="P5">Realidade </text:p>
            <text:p text:style-name="P5">(desconhecida)</text:p>
          </table:table-cell>
          <table:table-cell table:style-name="Tabela1.B1" table:number-columns-spanned="2" office:value-type="string">
            <text:p text:style-name="P5">Decisão do Teste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3">Aceita H0</text:p>
          </table:table-cell>
          <table:table-cell table:style-name="Tabela1.C2" office:value-type="string">
            <text:p text:style-name="P3">Rejeita H0</text:p>
          </table:table-cell>
        </table:table-row>
        <table:table-row>
          <table:table-cell table:style-name="Tabela1.A3" office:value-type="string">
            <text:p text:style-name="P4">H0 Verdadeira</text:p>
          </table:table-cell>
          <table:table-cell table:style-name="Tabela1.B2" office:value-type="string">
            <text:p text:style-name="P3">Decisão certa (p. = 1-α)</text:p>
          </table:table-cell>
          <table:table-cell table:style-name="Tabela1.C2" office:value-type="string">
            <text:p text:style-name="P3">Erro I (p. = α)</text:p>
          </table:table-cell>
        </table:table-row>
        <table:table-row>
          <table:table-cell table:style-name="Tabela1.A3" office:value-type="string">
            <text:p text:style-name="P4">H0 Falsa</text:p>
          </table:table-cell>
          <table:table-cell table:style-name="Tabela1.B2" office:value-type="string">
            <text:p text:style-name="P3">Erro II (p. = β)</text:p>
          </table:table-cell>
          <table:table-cell table:style-name="Tabela1.C2" office:value-type="string">
            <text:p text:style-name="P3">Decisão certa (p. = 1- β </text:p>
          </table:table-cell>
        </table:table-row>
      </table:table>
      <text:p text:style-name="P2"/>
      <text:p text:style-name="P2"><draw:frame draw:style-name="fr1" draw:name="Objeto1" text:anchor-type="char" svg:x="7.138cm" svg:y="0.069cm" svg:width="3.417cm" svg:height="1.18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2"><text:s/>Teste para proporção</text:p>
      <text:p text:style-name="P2"/>
      <text:p text:style-name="Standard"><draw:frame draw:style-name="fr2" draw:name="Objeto10" text:anchor-type="paragraph" svg:x="1.138cm" svg:y="0.261cm" svg:width="6.922cm" svg:height="4.44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draw:frame draw:style-name="fr2" draw:name="Objeto12" text:anchor-type="paragraph" svg:x="9.058cm" svg:y="0.261cm" svg:width="7.622cm" svg:height="3.348cm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/>Teste para média</text:p>
      <text:p text:style-name="P2"/>
      <text:p text:style-name="Standard"><draw:frame draw:style-name="fr2" draw:name="Objeto11" text:anchor-type="paragraph" svg:x="1.138cm" svg:y="0.302cm" svg:width="5.659cm" svg:height="3.708cm" draw:z-index="0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to16" text:anchor-type="char" svg:x="9.952cm" svg:y="0.302cm" svg:width="5.473cm" svg:height="3.708cm" draw:z-index="3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0-10-22T22:08:40</meta:creation-date>
    <dc:date>2010-11-18T00:21:49</dc:date>
    <dc:creator>Lucas Pereira</dc:creator>
    <meta:editing-duration>PT02H10M22S</meta:editing-duration>
    <meta:editing-cycles>13</meta:editing-cycles>
    <meta:generator>OpenOffice.org/3.2$Linux OpenOffice.org_project/320m12$Build-9483</meta:generator>
    <meta:document-statistic meta:table-count="1" meta:image-count="0" meta:object-count="5" meta:page-count="1" meta:paragraph-count="14" meta:word-count="43" meta:character-count="21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p</mi>
              <mo stretchy="false">&gt;</mo>
              <mo stretchy="false">α</mo>
            </mrow>
            <mo stretchy="false">→</mo>
            <mi mathvariant="italic">Aceita</mi>
            <msub>
              <mi>H</mi>
              <mn>0</mn>
            </msub>
          </mrow>
        </mtd>
      </mtr>
      <mtr>
        <mtd>
          <mrow>
            <mrow>
              <mi>p</mi>
              <mi mathvariant="normal">≤</mi>
              <mo stretchy="false">α</mo>
            </mrow>
            <mo stretchy="false">→</mo>
            <mi mathvariant="italic">Rejeita</mi>
            <msub>
              <mi>H</mi>
              <mn>0</mn>
            </msub>
          </mrow>
        </mtd>
      </mtr>
    </mtable>
    <annotation encoding="StarMath 5.0">{p} &gt; %alpha rightarrow Aceita H_0 newline
{p} &lt;= %alpha rightarrow Rejeita H_0</annotation>
  </semantics>
</math>
</file>

<file path=Object 11/content.xml><?xml version="1.0" encoding="utf-8"?>
<math xmlns="http://www.w3.org/1998/Math/MathML">
  <semantics>
    <mtable>
      <mtr>
        <mtd>
          <mrow>
            <mi>z</mi>
            <mi mathvariant="normal">=</mi>
            <mfrac>
              <mrow>
                <mrow>
                  <mo stretchy="false">(</mo>
                  <mrow>
                    <mover accent="true">
                      <mi>x</mi>
                      <mo stretchy="false">ˉ</mo>
                    </mover>
                    <mi mathvariant="normal">−</mi>
                    <msub>
                      <mo stretchy="false">μ</mo>
                      <mn>0</mn>
                    </msub>
                  </mrow>
                  <mo stretchy="false">)</mo>
                </mrow>
                <msqrt>
                  <mi>n</mi>
                </msqrt>
              </mrow>
              <mo stretchy="false">σ</mo>
            </mfrac>
          </mrow>
        </mtd>
      </mtr>
      <mtr>
        <mtd/>
      </mtr>
      <mtr>
        <mtd>
          <mrow>
            <msub>
              <mo stretchy="false">μ</mo>
              <mn>0</mn>
            </msub>
            <mi mathvariant="normal">:</mi>
            <mi mathvariant="italic">Valor</mi>
            <mi mathvariant="italic">da</mi>
            <mi mathvariant="italic">média</mi>
            <mi mathvariant="italic">segundo</mi>
            <msub>
              <mi>H</mi>
              <mn>0</mn>
            </msub>
          </mrow>
        </mtd>
      </mtr>
      <mtr>
        <mtd>
          <mrow>
            <mi>n</mi>
            <mi mathvariant="normal">:</mi>
            <mi mathvariant="italic">Tamanho</mi>
            <mi mathvariant="italic">da</mi>
            <mi mathvariant="italic">amostra</mi>
          </mrow>
        </mtd>
      </mtr>
      <mtr>
        <mtd>
          <mrow>
            <mo stretchy="false">σ</mo>
            <mi mathvariant="normal">:</mi>
            <mi mathvariant="italic">Desvio</mi>
            <mi mathvariant="italic">padrão</mi>
            <mi mathvariant="italic">populacional</mi>
          </mrow>
        </mtd>
      </mtr>
      <mtr>
        <mtd>
          <mrow>
            <mover accent="true">
              <mi>x</mi>
              <mo stretchy="false">ˉ</mo>
            </mover>
            <mi mathvariant="normal">:</mi>
            <mi mathvariant="italic">Média</mi>
            <mi mathvariant="italic">da</mi>
            <mi mathvariant="italic">amostra</mi>
          </mrow>
        </mtd>
      </mtr>
    </mtable>
    <annotation encoding="StarMath 5.0">z = {(bar {x} - %mu_0)sqrt{n}} over {%sigma}
newline newline
%mu_0: Valor da média segundo H_0 newline
n: Tamanho da amostra newline
%sigma: Desvio padrão populacional newline
bar{x}: Média da amostra
</annotation>
  </semantics>
</math>
</file>

<file path=Object 12/content.xml><?xml version="1.0" encoding="utf-8"?>
<math xmlns="http://www.w3.org/1998/Math/MathML">
  <semantics>
    <mtable>
      <mtr>
        <mtd>
          <mrow>
            <mi mathvariant="italic">ATENÇÃO</mi>
            <mi mathvariant="normal">:</mi>
            <mi mathvariant="italic">Usar</mi>
            <mi mathvariant="italic">correção</mi>
            <mi mathvariant="italic">de</mi>
            <mi mathvariant="italic">continuidade</mi>
          </mrow>
        </mtd>
      </mtr>
      <mtr>
        <mtd>
          <mrow>
            <mi>y</mi>
            <mrow>
              <mi>'</mi>
              <mi mathvariant="normal">=</mi>
              <mrow>
                <mi>y</mi>
                <mi mathvariant="normal">−</mi>
                <mn>0,5</mn>
              </mrow>
            </mrow>
            <mi mathvariant="italic">se</mi>
            <mrow>
              <mi>y</mi>
              <mo stretchy="false">&gt;</mo>
              <msub>
                <mi mathvariant="italic">np</mi>
                <mn>0</mn>
              </msub>
            </mrow>
          </mrow>
        </mtd>
      </mtr>
      <mtr>
        <mtd>
          <mrow>
            <mi>y</mi>
            <mrow>
              <mi>'</mi>
              <mi mathvariant="normal">=</mi>
              <mrow>
                <mi>y</mi>
                <mo stretchy="false">+</mo>
                <mn>0,5</mn>
              </mrow>
            </mrow>
            <mi mathvariant="italic">se</mi>
            <mrow>
              <mi>y</mi>
              <mo stretchy="false">&lt;</mo>
              <msub>
                <mi mathvariant="italic">np</mi>
                <mn>0</mn>
              </msub>
            </mrow>
          </mrow>
        </mtd>
      </mtr>
      <mtr>
        <mtd/>
      </mtr>
      <mtr>
        <mtd>
          <mrow>
            <mi>z</mi>
            <mi mathvariant="normal">=</mi>
            <mfrac>
              <mrow>
                <mi>y</mi>
                <mrow>
                  <mi>'</mi>
                  <mi mathvariant="normal">−</mi>
                  <msub>
                    <mi mathvariant="italic">np</mi>
                    <mn>0</mn>
                  </msub>
                </mrow>
              </mrow>
              <msqrt>
                <mrow>
                  <msub>
                    <mi mathvariant="italic">np</mi>
                    <mn>0</mn>
                  </msub>
                  <mrow>
                    <mo stretchy="false">(</mo>
                    <mrow>
                      <mn>1</mn>
                      <mi mathvariant="normal">−</mi>
                      <msub>
                        <mi>p</mi>
                        <mn>0</mn>
                      </msub>
                    </mrow>
                    <mo stretchy="false">)</mo>
                  </mrow>
                </mrow>
              </msqrt>
            </mfrac>
          </mrow>
        </mtd>
      </mtr>
    </mtable>
    <annotation encoding="StarMath 5.0">ATENÇÃO: Usar correção de continuidade newline
y' = y-0,5 se y &gt; np_0 newline
y' = y+0,5 se y &lt; np_0 newline newline
z = {y'-np_0} over {sqrt{np_0(1-p_0)}}</annotation>
  </semantics>
</math>
</file>

<file path=Object 16/content.xml><?xml version="1.0" encoding="utf-8"?>
<math xmlns="http://www.w3.org/1998/Math/MathML">
  <semantics>
    <mtable>
      <mtr>
        <mtd>
          <mrow>
            <mi>t</mi>
            <mi mathvariant="normal">=</mi>
            <mfrac>
              <mrow>
                <mrow>
                  <mo stretchy="false">(</mo>
                  <mrow>
                    <mover accent="true">
                      <mi>x</mi>
                      <mo stretchy="false">ˉ</mo>
                    </mover>
                    <mi mathvariant="normal">−</mi>
                    <msub>
                      <mo stretchy="false">μ</mo>
                      <mn>0</mn>
                    </msub>
                  </mrow>
                  <mo stretchy="false">)</mo>
                </mrow>
                <msqrt>
                  <mi>n</mi>
                </msqrt>
              </mrow>
              <mi>s</mi>
            </mfrac>
          </mrow>
        </mtd>
      </mtr>
      <mtr>
        <mtd/>
      </mtr>
      <mtr>
        <mtd>
          <mrow>
            <msub>
              <mo stretchy="false">μ</mo>
              <mn>0</mn>
            </msub>
            <mi mathvariant="normal">:</mi>
            <mi mathvariant="italic">Valor</mi>
            <mi mathvariant="italic">da</mi>
            <mi mathvariant="italic">média</mi>
            <mi mathvariant="italic">segundo</mi>
            <msub>
              <mi>H</mi>
              <mn>0</mn>
            </msub>
          </mrow>
        </mtd>
      </mtr>
      <mtr>
        <mtd>
          <mrow>
            <mi>n</mi>
            <mi mathvariant="normal">:</mi>
            <mi mathvariant="italic">Tamanho</mi>
            <mi mathvariant="italic">da</mi>
            <mi mathvariant="italic">amostra</mi>
          </mrow>
        </mtd>
      </mtr>
      <mtr>
        <mtd>
          <mrow>
            <mi>s</mi>
            <mi mathvariant="normal">:</mi>
            <mi mathvariant="italic">Desvio</mi>
            <mi mathvariant="italic">padrão</mi>
            <mi mathvariant="italic">da</mi>
            <mi mathvariant="italic">mostra</mi>
          </mrow>
        </mtd>
      </mtr>
      <mtr>
        <mtd>
          <mrow>
            <mover accent="true">
              <mi>x</mi>
              <mo stretchy="false">ˉ</mo>
            </mover>
            <mi mathvariant="normal">:</mi>
            <mi mathvariant="italic">Média</mi>
            <mi mathvariant="italic">da</mi>
            <mi mathvariant="italic">amostra</mi>
          </mrow>
        </mtd>
      </mtr>
    </mtable>
    <annotation encoding="StarMath 5.0">t = {(bar {x} - %mu_0)sqrt{n}} over {s}
newline newline
%mu_0: Valor da média segundo H_0 newline
n: Tamanho da amostra newline
s: Desvio padrão da mostra newline
bar{x}: Média da amostra
</annotation>
  </semantics>
</math>
</file>

<file path=Object 2/content.xml><?xml version="1.0" encoding="utf-8"?>
<math xmlns="http://www.w3.org/1998/Math/MathML">
  <semantics>
    <mtable>
      <mtr>
        <mtd>
          <mrow>
            <mi mathvariant="italic">Aproximacão</mi>
            <mi mathvariant="italic">da</mi>
            <mi mathvariant="italic">Binomial</mi>
            <mi mathvariant="italic">pela</mi>
            <mi mathvariant="italic">Normal</mi>
          </mrow>
        </mtd>
      </mtr>
      <mtr>
        <mtd>
          <mrow>
            <msub>
              <mi mathvariant="italic">np</mi>
              <mn>0</mn>
            </msub>
            <mi mathvariant="normal">≥</mi>
            <mn>5</mn>
          </mrow>
        </mtd>
      </mtr>
      <mtr>
        <mtd>
          <mrow>
            <mi>n</mi>
            <mrow>
              <mrow>
                <mo stretchy="false">(</mo>
                <mrow>
                  <mn>1</mn>
                  <mi mathvariant="normal">−</mi>
                  <msub>
                    <mi>p</mi>
                    <mn>0</mn>
                  </msub>
                </mrow>
                <mo stretchy="false">)</mo>
              </mrow>
              <mi mathvariant="normal">≥</mi>
              <mn>5</mn>
            </mrow>
          </mrow>
        </mtd>
      </mtr>
      <mtr>
        <mtd>
          <mrow>
            <mo stretchy="false">(</mo>
            <mrow>
              <mi mathvariant="italic">Usar</mi>
              <mi mathvariant="italic">correcão</mi>
              <mi mathvariant="italic">de</mi>
              <mi mathvariant="italic">continuidade</mi>
            </mrow>
            <mo stretchy="false">)</mo>
          </mrow>
        </mtd>
      </mtr>
      <mtr>
        <mtd/>
      </mtr>
      <mtr>
        <mtd>
          <mrow>
            <mrow>
              <mi>z</mi>
              <mi mathvariant="normal">=</mi>
              <mfrac>
                <mrow>
                  <mover accent="true">
                    <mi>p</mi>
                    <mo stretchy="false">ˆ</mo>
                  </mover>
                  <mi mathvariant="normal">−</mi>
                  <msub>
                    <mi>p</mi>
                    <mn>0</mn>
                  </msub>
                </mrow>
                <msqrt>
                  <mfrac>
                    <mrow>
                      <msub>
                        <mi>p</mi>
                        <mn>0</mn>
                      </msub>
                      <mrow>
                        <mo stretchy="false">(</mo>
                        <mrow>
                          <mn>1</mn>
                          <mi mathvariant="normal">−</mi>
                          <msub>
                            <mi>p</mi>
                            <mn>0</mn>
                          </msub>
                        </mrow>
                        <mo stretchy="false">)</mo>
                      </mrow>
                    </mrow>
                    <mi>n</mi>
                  </mfrac>
                </msqrt>
              </mfrac>
            </mrow>
            <mi mathvariant="normal">=</mi>
            <mfrac>
              <mrow>
                <mi>y</mi>
                <mi mathvariant="normal">−</mi>
                <msub>
                  <mi mathvariant="italic">np</mi>
                  <mn>0</mn>
                </msub>
              </mrow>
              <msqrt>
                <mrow>
                  <msub>
                    <mi mathvariant="italic">np</mi>
                    <mn>0</mn>
                  </msub>
                  <mrow>
                    <mo stretchy="false">(</mo>
                    <mrow>
                      <mn>1</mn>
                      <mi mathvariant="normal">−</mi>
                      <msub>
                        <mi>p</mi>
                        <mn>0</mn>
                      </msub>
                    </mrow>
                    <mo stretchy="false">)</mo>
                  </mrow>
                </mrow>
              </msqrt>
            </mfrac>
          </mrow>
        </mtd>
      </mtr>
    </mtable>
    <annotation encoding="StarMath 5.0">Aproximacão da Binomial pela Normal
newline
np_0&gt;=5
newline
n(1-p_0)&gt;=5
newline
(Usar correcão de continuidade)
newline newline
z = {hat{p}-p_0} over {sqrt{{p_0(1-p_0)} over n}} = {y-np_0} over {sqrt{np_0(1-p_0)}}</annotation>
  </semantics>
</math>
</file>